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dium-content-title-font" svg:font-family="medium-content-title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0b9a28"/>
    </style:style>
    <style:style style:name="P3" style:family="paragraph" style:parent-style-name="Standard">
      <style:text-properties style:use-window-font-color="true" fo:font-size="18pt" fo:font-weight="bold" officeooo:rsid="000536db" officeooo:paragraph-rsid="000536db" style:font-size-asian="18pt" style:font-weight-asian="bold" style:font-size-complex="18pt" style:font-weight-complex="bold"/>
    </style:style>
    <style:style style:name="P4" style:family="paragraph" style:parent-style-name="Standard">
      <style:text-properties style:use-window-font-color="true" fo:font-size="18pt" fo:font-weight="bold" officeooo:rsid="000536db" officeooo:paragraph-rsid="000b9a28" style:font-size-asian="18pt" style:font-weight-asian="bold" style:font-size-complex="18pt" style:font-weight-complex="bold"/>
    </style:style>
    <style:style style:name="P5" style:family="paragraph" style:parent-style-name="Standard">
      <style:text-properties style:use-window-font-color="true" fo:font-size="18pt" fo:font-weight="bold" officeooo:rsid="000536db" officeooo:paragraph-rsid="000f11f2" style:font-size-asian="18pt" style:font-weight-asian="bold" style:font-size-complex="18pt" style:font-weight-complex="bold"/>
    </style:style>
    <style:style style:name="P6" style:family="paragraph" style:parent-style-name="Standard">
      <style:text-properties fo:font-weight="normal" officeooo:rsid="000d55b2" officeooo:paragraph-rsid="000b9a28" style:font-weight-asian="normal" style:font-weight-complex="normal"/>
    </style:style>
    <style:style style:name="P7" style:family="paragraph" style:parent-style-name="Standard">
      <style:text-properties style:use-window-font-color="true" fo:font-weight="normal" officeooo:rsid="000d55b2" officeooo:paragraph-rsid="002487bd" style:font-weight-asian="normal" style:font-weight-complex="normal"/>
    </style:style>
    <style:style style:name="P8" style:family="paragraph" style:parent-style-name="Standard">
      <style:text-properties style:use-window-font-color="true" fo:font-weight="normal" officeooo:rsid="00133c4f" officeooo:paragraph-rsid="0016e56b" style:font-weight-asian="normal" style:font-weight-complex="normal"/>
    </style:style>
    <style:style style:name="P9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10" style:family="paragraph" style:parent-style-name="Standard">
      <style:text-properties style:use-window-font-color="true" fo:font-weight="normal" officeooo:rsid="00133c4f" officeooo:paragraph-rsid="001dd985" style:font-weight-asian="normal" style:font-weight-complex="normal"/>
    </style:style>
    <style:style style:name="P11" style:family="paragraph" style:parent-style-name="Standard">
      <style:text-properties style:use-window-font-color="true" fo:font-weight="normal" officeooo:rsid="0014f619" officeooo:paragraph-rsid="00133c4f" style:font-weight-asian="normal" style:font-weight-complex="normal"/>
    </style:style>
    <style:style style:name="P12" style:family="paragraph" style:parent-style-name="Standard">
      <style:text-properties style:use-window-font-color="true" fo:font-weight="normal" officeooo:rsid="0014f619" officeooo:paragraph-rsid="0037b975" style:font-weight-asian="normal" style:font-weight-complex="normal"/>
    </style:style>
    <style:style style:name="P13" style:family="paragraph" style:parent-style-name="Standard">
      <style:text-properties style:use-window-font-color="true" fo:font-size="18pt" fo:font-weight="bold" officeooo:rsid="000536db" officeooo:paragraph-rsid="00133c4f" style:font-size-asian="18pt" style:font-weight-asian="bold" style:font-size-complex="18pt" style:font-weight-complex="bold"/>
    </style:style>
    <style:style style:name="P14" style:family="paragraph" style:parent-style-name="Standard">
      <style:text-properties style:use-window-font-color="true" fo:font-size="18pt" fo:font-weight="bold" officeooo:rsid="000536db" officeooo:paragraph-rsid="0037b975" style:font-size-asian="18pt" style:font-weight-asian="bold" style:font-size-complex="18pt" style:font-weight-complex="bold"/>
    </style:style>
    <style:style style:name="P15" style:family="paragraph" style:parent-style-name="Standard">
      <style:text-properties style:use-window-font-color="true" officeooo:rsid="000536db" officeooo:paragraph-rsid="002487bd"/>
    </style:style>
    <style:style style:name="P16" style:family="paragraph" style:parent-style-name="Standard">
      <style:text-properties style:use-window-font-color="true" officeooo:rsid="000536db" officeooo:paragraph-rsid="0037b975"/>
    </style:style>
    <style:style style:name="P17" style:family="paragraph" style:parent-style-name="Standard">
      <style:text-properties style:use-window-font-color="true" officeooo:rsid="00133c4f" officeooo:paragraph-rsid="0037b975"/>
    </style:style>
    <style:style style:name="P18" style:family="paragraph" style:parent-style-name="Standard">
      <style:text-properties officeooo:rsid="000536db" officeooo:paragraph-rsid="000536db"/>
    </style:style>
    <style:style style:name="P19" style:family="paragraph" style:parent-style-name="Standard">
      <style:text-properties officeooo:rsid="000536db" officeooo:paragraph-rsid="001dd985"/>
    </style:style>
    <style:style style:name="P20" style:family="paragraph" style:parent-style-name="Standard">
      <style:text-properties officeooo:rsid="000536db" officeooo:paragraph-rsid="001f8a8e"/>
    </style:style>
    <style:style style:name="P21" style:family="paragraph" style:parent-style-name="Standard">
      <style:text-properties officeooo:rsid="000536db" officeooo:paragraph-rsid="002151af"/>
    </style:style>
    <style:style style:name="P22" style:family="paragraph" style:parent-style-name="Standard">
      <style:text-properties officeooo:rsid="000536db" officeooo:paragraph-rsid="0027a04b"/>
    </style:style>
    <style:style style:name="P23" style:family="paragraph" style:parent-style-name="Standard">
      <style:text-properties officeooo:rsid="000536db" officeooo:paragraph-rsid="00289c0a"/>
    </style:style>
    <style:style style:name="P24" style:family="paragraph" style:parent-style-name="Standard">
      <style:text-properties officeooo:rsid="000536db" officeooo:paragraph-rsid="002cd070"/>
    </style:style>
    <style:style style:name="P25" style:family="paragraph" style:parent-style-name="Standard">
      <style:text-properties officeooo:rsid="000536db" officeooo:paragraph-rsid="000b9a28"/>
    </style:style>
    <style:style style:name="P26" style:family="paragraph" style:parent-style-name="Standard">
      <style:text-properties officeooo:rsid="000536db" officeooo:paragraph-rsid="003f415d"/>
    </style:style>
    <style:style style:name="P27" style:family="paragraph" style:parent-style-name="Standard">
      <style:text-properties fo:color="#00a65d" officeooo:rsid="000536db" officeooo:paragraph-rsid="000536db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officeooo:rsid="000b9a28" fo:background-color="#0066b3" loext:char-shading-value="0"/>
    </style:style>
    <style:style style:name="T4" style:family="text">
      <style:text-properties fo:color="#ffffff" fo:background-color="#00a65d" loext:char-shading-value="0"/>
    </style:style>
    <style:style style:name="T5" style:family="text">
      <style:text-properties fo:color="#ffffff" officeooo:rsid="000b9a28" fo:background-color="#a3238e" loext:char-shading-value="0"/>
    </style:style>
    <style:style style:name="T6" style:family="text">
      <style:text-properties fo:color="#ffffff" officeooo:rsid="000f11f2" fo:background-color="#a3238e" loext:char-shading-value="0"/>
    </style:style>
    <style:style style:name="T7" style:family="text">
      <style:text-properties fo:color="#ffffff" officeooo:rsid="000b9a28" fo:background-color="#00aaad" loext:char-shading-value="0"/>
    </style:style>
    <style:style style:name="T8" style:family="text">
      <style:text-properties fo:color="#ffffff" officeooo:rsid="000f11f2" fo:background-color="#00aaad" loext:char-shading-value="0"/>
    </style:style>
    <style:style style:name="T9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11" style:family="text">
      <style:text-properties officeooo:rsid="000d1873"/>
    </style:style>
    <style:style style:name="T12" style:family="text">
      <style:text-properties officeooo:rsid="000d55b2"/>
    </style:style>
    <style:style style:name="T13" style:family="text">
      <style:text-properties fo:font-weight="bold" officeooo:rsid="000d55b2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d55b2" style:font-weight-asian="normal" style:font-weight-complex="normal"/>
    </style:style>
    <style:style style:name="T16" style:family="text">
      <style:text-properties fo:font-weight="normal" officeooo:rsid="00112f12" style:font-weight-asian="normal" style:font-weight-complex="normal"/>
    </style:style>
    <style:style style:name="T17" style:family="text">
      <style:text-properties fo:font-weight="normal" officeooo:rsid="0014f619" style:font-weight-asian="normal" style:font-weight-complex="normal"/>
    </style:style>
    <style:style style:name="T18" style:family="text">
      <style:text-properties fo:font-weight="normal" officeooo:rsid="002487bd" style:font-weight-asian="normal" style:font-weight-complex="normal"/>
    </style:style>
    <style:style style:name="T19" style:family="text">
      <style:text-properties fo:font-weight="normal" officeooo:rsid="003b6264" style:font-weight-asian="normal" style:font-weight-complex="normal"/>
    </style:style>
    <style:style style:name="T20" style:family="text">
      <style:text-properties officeooo:rsid="000f11f2" fo:background-color="transparent" loext:char-shading-value="0"/>
    </style:style>
    <style:style style:name="T21" style:family="text">
      <style:text-properties officeooo:rsid="000fc85a" fo:background-color="transparent" loext:char-shading-value="0"/>
    </style:style>
    <style:style style:name="T22" style:family="text">
      <style:text-properties fo:background-color="#333333" loext:char-shading-value="0"/>
    </style:style>
    <style:style style:name="T23" style:family="text">
      <style:text-properties officeooo:rsid="0019b0ae"/>
    </style:style>
    <style:style style:name="T24" style:family="text">
      <style:text-properties officeooo:rsid="001c8f0e"/>
    </style:style>
    <style:style style:name="T25" style:family="text">
      <style:text-properties officeooo:rsid="001dd985"/>
    </style:style>
    <style:style style:name="T26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7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28" style:family="text">
      <style:text-properties style:use-window-font-color="true" fo:font-size="18pt" fo:font-weight="bold" officeooo:rsid="000536db" fo:background-color="#faa61a" loext:char-shading-value="0" style:font-size-asian="18pt" style:font-weight-asian="bold" style:font-size-complex="18pt" style:font-weight-complex="bold"/>
    </style:style>
    <style:style style:name="T29" style:family="text">
      <style:text-properties officeooo:rsid="001f8a8e"/>
    </style:style>
    <style:style style:name="T30" style:family="text">
      <style:text-properties fo:color="#00a65d"/>
    </style:style>
    <style:style style:name="T31" style:family="text">
      <style:text-properties officeooo:rsid="000f11f2" fo:background-color="#faa61a" loext:char-shading-value="0"/>
    </style:style>
    <style:style style:name="T32" style:family="text">
      <style:text-properties officeooo:rsid="000fc85a" fo:background-color="#faa61a" loext:char-shading-value="0"/>
    </style:style>
    <style:style style:name="T33" style:family="text">
      <style:text-properties officeooo:rsid="000b9a28" fo:background-color="#faa61a" loext:char-shading-value="0"/>
    </style:style>
    <style:style style:name="T34" style:family="text">
      <style:text-properties officeooo:rsid="002487bd" fo:background-color="#faa61a" loext:char-shading-value="0"/>
    </style:style>
    <style:style style:name="T35" style:family="text">
      <style:text-properties fo:font-style="italic" officeooo:rsid="0026669f" style:font-style-asian="italic" style:font-style-complex="italic"/>
    </style:style>
    <style:style style:name="T36" style:family="text">
      <style:text-properties fo:font-style="italic" officeooo:rsid="0027a04b" style:font-style-asian="italic" style:font-style-complex="italic"/>
    </style:style>
    <style:style style:name="T37" style:family="text">
      <style:text-properties fo:font-style="italic" officeooo:rsid="00289c0a" style:font-style-asian="italic" style:font-style-complex="italic"/>
    </style:style>
    <style:style style:name="T38" style:family="text">
      <style:text-properties fo:font-style="italic" officeooo:rsid="002a87d4" style:font-style-asian="italic" style:font-style-complex="italic"/>
    </style:style>
    <style:style style:name="T39" style:family="text">
      <style:text-properties fo:font-style="italic" officeooo:rsid="002da6db" style:font-style-asian="italic" style:font-style-complex="italic"/>
    </style:style>
    <style:style style:name="T40" style:family="text">
      <style:text-properties fo:font-style="italic" officeooo:rsid="00351cf3" style:font-style-asian="italic" style:font-style-complex="italic"/>
    </style:style>
    <style:style style:name="T41" style:family="text">
      <style:text-properties fo:font-style="italic" officeooo:rsid="003f415d" style:font-style-asian="italic" style:font-style-complex="italic"/>
    </style:style>
    <style:style style:name="T42" style:family="text">
      <style:text-properties fo:font-style="normal" officeooo:rsid="0026669f" style:font-style-asian="normal" style:font-style-complex="normal"/>
    </style:style>
    <style:style style:name="T43" style:family="text">
      <style:text-properties fo:font-style="normal" officeooo:rsid="0027a04b" style:font-style-asian="normal" style:font-style-complex="normal"/>
    </style:style>
    <style:style style:name="T44" style:family="text">
      <style:text-properties fo:font-style="normal" officeooo:rsid="003f415d" style:font-style-asian="normal" style:font-style-complex="normal"/>
    </style:style>
    <style:style style:name="T45" style:family="text">
      <style:text-properties fo:font-style="normal" officeooo:rsid="00412d15" style:font-style-asian="normal" style:font-style-complex="normal"/>
    </style:style>
    <style:style style:name="T46" style:family="text">
      <style:text-properties fo:font-style="normal" officeooo:rsid="004225e0" style:font-style-asian="normal" style:font-style-complex="normal"/>
    </style:style>
    <style:style style:name="T47" style:family="text">
      <style:text-properties officeooo:rsid="0028adf9"/>
    </style:style>
    <style:style style:name="T48" style:family="text">
      <style:text-properties officeooo:rsid="002a87d4"/>
    </style:style>
    <style:style style:name="T49" style:family="text">
      <style:text-properties officeooo:rsid="002da6db"/>
    </style:style>
    <style:style style:name="T50" style:family="text">
      <style:text-properties officeooo:rsid="00351cf3"/>
    </style:style>
    <style:style style:name="T51" style:family="text">
      <style:text-properties officeooo:rsid="003f41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7"><text:s/>JS </text:span><text:span text:style-name="T26">:</text:span></text:p>
      <text:p text:style-name="P1">- types</text:p>
      <text:p text:style-name="P1">- Promises</text:p>
      <text:p text:style-name="P1">- Prototypes (prototype / __proto__)</text:p>
      <text:p text:style-name="P26">- <text:span text:style-name="T23">class / Extends / Implement / super()</text:span></text:p>
      <text:p text:style-name="P1">- <text:span text:style-name="T2">context</text:span></text:p>
      <text:p text:style-name="P1">- <text:span text:style-name="T2">this</text:span></text:p>
      <text:p text:style-name="P1">- <text:span text:style-name="T24">WebWorkers</text:span></text:p>
      <text:p text:style-name="P1">- <text:span text:style-name="T25">server side Event</text:span></text:p>
      <text:p text:style-name="P22">- <text:span text:style-name="T35">function</text:span><text:span text:style-name="T42"> </text:span><text:span text:style-name="T43">VS</text:span><text:span text:style-name="T42"> </text:span><text:span text:style-name="T35">arrow function</text:span></text:p>
      <text:p text:style-name="P23">- <text:span text:style-name="T36">var</text:span><text:span text:style-name="T42"> </text:span><text:span text:style-name="T43">VS</text:span><text:span text:style-name="T42"> </text:span><text:span text:style-name="T36">let</text:span><text:span text:style-name="T42"> </text:span><text:span text:style-name="T43">VS</text:span><text:span text:style-name="T42"> </text:span><text:span text:style-name="T36">const</text:span></text:p>
      <text:p text:style-name="P23">- <text:span text:style-name="T37">apply</text:span><text:span text:style-name="T42"> </text:span><text:span text:style-name="T43">VS</text:span><text:span text:style-name="T42"> </text:span><text:span text:style-name="T37">bind</text:span><text:span text:style-name="T42"> </text:span><text:span text:style-name="T43">VS</text:span><text:span text:style-name="T42"> </text:span><text:span text:style-name="T37">call</text:span></text:p>
      <text:p text:style-name="P23">- <text:span text:style-name="T47">currying</text:span></text:p>
      <text:p text:style-name="P23">- <text:span text:style-name="T48">generators</text:span></text:p>
      <text:p text:style-name="P23">- <text:span text:style-name="T48">object</text:span></text:p>
      <text:p text:style-name="P24">- <text:span text:style-name="T38">Map</text:span><text:span text:style-name="T48"> vs </text:span><text:span text:style-name="T38">Set</text:span><text:span text:style-name="T48"> vs </text:span><text:span text:style-name="T38">WeakMap</text:span><text:span text:style-name="T48"> vs </text:span><text:span text:style-name="T38">WeakSet</text:span></text:p>
      <text:p text:style-name="P23">- <text:span text:style-name="T49">WebSockets (“</text:span><text:span text:style-name="T39">Where did you use that</text:span><text:span text:style-name="T49">?”, “</text:span><text:span text:style-name="T39">How does it work</text:span><text:span text:style-name="T49">?”)</text:span></text:p>
      <text:p text:style-name="P1">- <text:span text:style-name="T40">sync</text:span><text:span text:style-name="T50"> vs </text:span><text:span text:style-name="T40">async</text:span><text:span text:style-name="T50"> functions</text:span></text:p>
      <text:p text:style-name="P1">- <text:span text:style-name="T51">Error (“</text:span><text:span text:style-name="T41">How does it work?</text:span><text:span text:style-name="T44">”)</text:span></text:p>
      <text:p text:style-name="P1"><text:span text:style-name="T44">- </text:span><text:span text:style-name="T46">Event Emitter</text:span></text:p>
      <text:p text:style-name="P1"/>
      <text:p text:style-name="P3"><text:span text:style-name="T4"><text:s/>Node.js </text:span>:</text:p>
      <text:p text:style-name="P1">- «How Node.<text:span text:style-name="T11">js</text:span> works» (V8, LibUv)</text:p>
      <text:p text:style-name="P1">- LibUv responsibilities</text:p>
      <text:p text:style-name="P1">- Streams (why Stream)</text:p>
      <text:p text:style-name="P1">- <text:span text:style-name="T1">Runtime Events</text:span></text:p>
      <text:p text:style-name="P1">- <text:span text:style-name="T1">Event Emitter</text:span></text:p>
      <text:p text:style-name="P1">- <text:span text:style-name="T1">Error Handler (what must happened if it will not work)</text:span></text:p>
      <text:p text:style-name="P1">- <text:span text:style-name="T1">worker thread / child-process</text:span></text:p>
      <text:p text:style-name="P27"><text:tab/>* we must move specific function to the child-process and kill it when everything will be done</text:p>
      <text:p text:style-name="P1">- <text:span text:style-name="T2">REST</text:span></text:p>
      <text:p text:style-name="P20">- <text:span text:style-name="T29">modules</text:span></text:p>
      <text:p text:style-name="P21"><text:span text:style-name="T29"><text:tab/>→ How does it created?</text:span></text:p>
      <text:p text:style-name="P21"><text:span text:style-name="T29"><text:tab/>→ How we can get access to the variables __dirname, __filename?</text:span></text:p>
      <text:p text:style-name="P21"/>
      <text:p text:style-name="P4"><text:span text:style-name="T3"><text:s/>SQL </text:span>:</text:p>
      <text:p text:style-name="P2">- <text:span text:style-name="T12">transactions</text:span></text:p>
      <text:p text:style-name="P2">- <text:span text:style-name="T12">operator ‘have’ ?</text:span></text:p>
      <text:p text:style-name="P2">- <text:span text:style-name="T12">types of ‘</text:span><text:span text:style-name="T15">constrains’(primary key, unique key, …?)</text:span></text:p>
      <text:p text:style-name="P2"><text:span text:style-name="T15">-</text:span><text:span text:style-name="T19"> what is ‘partitioning’</text:span></text:p>
      <text:p text:style-name="P6"/>
      <text:p text:style-name="P5"><text:span text:style-name="T7"><text:s/></text:span><text:span text:style-name="T8">React.js </text:span>:</text:p>
      <text:p text:style-name="P17"><text:span text:style-name="T14">- </text:span><text:span text:style-name="T17">life cycle</text:span></text:p>
      <text:p text:style-name="P12"><text:span text:style-name="T17"/></text:p>
      <text:p text:style-name="P14"><text:span text:style-name="T6"><text:s/>Redux</text:span><text:span text:style-name="T5"> </text:span>:</text:p>
      <text:p text:style-name="P16"><text:span text:style-name="T15">- </text:span><text:span text:style-name="T16">Is Redux sync or async?</text:span></text:p>
      <text:p text:style-name="P12"><text:span text:style-name="T17"/></text:p>
      <text:p text:style-name="P14"><text:span text:style-name="T33"><text:s/></text:span><text:span text:style-name="T34">Webpack</text:span><text:span text:style-name="T31"> <text:s/></text:span><text:span text:style-name="T32">+ </text:span><text:span text:style-name="T31"><text:s/></text:span><text:span text:style-name="T34">Babel</text:span><text:span text:style-name="T33"> </text:span>:</text:p>
      <text:p text:style-name="P15"><text:span text:style-name="T15">- </text:span><text:span text:style-name="T18">What do they do?</text:span></text:p>
      <text:p text:style-name="P15"><text:span text:style-name="T18">- How do they work?</text:span></text:p>
      <text:p text:style-name="P7"/>
      <text:p text:style-name="P13"><text:span text:style-name="T22"><text:s/>Architecture </text:span>:</text:p>
      <text:p text:style-name="P8">- microservices? (pros / cons)</text:p>
      <text:p text:style-name="P9">- SOLID (S-? O-? L-? I-? D-?)</text:p>
      <text:p text:style-name="P11"><text:span text:style-name="T17"/></text:p>
      <text:p text:style-name="P19"><text:soft-page-break/><text:span text:style-name="T9"><text:s/></text:span><text:span text:style-name="T10">Programming Theory</text:span><text:span text:style-name="T9"> </text:span><text:span text:style-name="T26">:</text:span></text:p>
      <text:p text:style-name="P19">- <text:span text:style-name="T29">immutable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dium-content-title-font" svg:font-family="medium-content-title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4-16T10:45:51.775633823</dc:date>
    <meta:editing-duration>PT3H3M43S</meta:editing-duration>
    <meta:editing-cycles>47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225" meta:character-count="1147" meta:non-whitespace-character-count="959"/>
  </office:meta>
</office:document-meta>
</file>